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17469" officeooo:paragraph-rsid="002076ca"/>
    </style:style>
    <style:style style:name="P5" style:family="paragraph" style:parent-style-name="Standard">
      <style:text-properties officeooo:rsid="0003541d" officeooo:paragraph-rsid="0003541d"/>
    </style:style>
    <style:style style:name="P6" style:family="paragraph" style:parent-style-name="Standard">
      <style:text-properties officeooo:rsid="00054dfc" officeooo:paragraph-rsid="00054dfc"/>
    </style:style>
    <style:style style:name="P7" style:family="paragraph" style:parent-style-name="Standard">
      <style:text-properties officeooo:rsid="0006f535" officeooo:paragraph-rsid="0006f535"/>
    </style:style>
    <style:style style:name="P8" style:family="paragraph" style:parent-style-name="Standard">
      <style:text-properties officeooo:rsid="0008e655" officeooo:paragraph-rsid="0008e655"/>
    </style:style>
    <style:style style:name="P9" style:family="paragraph" style:parent-style-name="Standard">
      <style:text-properties officeooo:rsid="000b4224" officeooo:paragraph-rsid="000b4224"/>
    </style:style>
    <style:style style:name="P10" style:family="paragraph" style:parent-style-name="Standard">
      <style:text-properties officeooo:rsid="000fb5c3" officeooo:paragraph-rsid="000fb5c3"/>
    </style:style>
    <style:style style:name="P11" style:family="paragraph" style:parent-style-name="Standard">
      <style:text-properties officeooo:rsid="00102ec8" officeooo:paragraph-rsid="00102ec8"/>
    </style:style>
    <style:style style:name="P12" style:family="paragraph" style:parent-style-name="Standard">
      <style:text-properties officeooo:rsid="001154cc" officeooo:paragraph-rsid="001154cc"/>
    </style:style>
    <style:style style:name="P13" style:family="paragraph" style:parent-style-name="Standard">
      <style:text-properties officeooo:rsid="00131ac2" officeooo:paragraph-rsid="00131ac2"/>
    </style:style>
    <style:style style:name="P14" style:family="paragraph" style:parent-style-name="Standard">
      <style:text-properties officeooo:rsid="0015809e" officeooo:paragraph-rsid="0015809e"/>
    </style:style>
    <style:style style:name="P15" style:family="paragraph" style:parent-style-name="Standard">
      <style:text-properties officeooo:rsid="0018a8ef" officeooo:paragraph-rsid="0018a8ef"/>
    </style:style>
    <style:style style:name="P16" style:family="paragraph" style:parent-style-name="Standard">
      <style:text-properties officeooo:rsid="0019d143" officeooo:paragraph-rsid="0019d143"/>
    </style:style>
    <style:style style:name="P17" style:family="paragraph" style:parent-style-name="Standard">
      <style:text-properties officeooo:rsid="001f4c5a" officeooo:paragraph-rsid="001f4c5a"/>
    </style:style>
    <style:style style:name="P18" style:family="paragraph" style:parent-style-name="Standard">
      <style:text-properties officeooo:rsid="002076ca" officeooo:paragraph-rsid="002076ca"/>
    </style:style>
    <style:style style:name="P19" style:family="paragraph" style:parent-style-name="Table_20_Contents">
      <style:text-properties officeooo:rsid="001154cc" officeooo:paragraph-rsid="001154cc"/>
    </style:style>
    <style:style style:name="P20" style:family="paragraph" style:parent-style-name="Table_20_Contents">
      <style:text-properties officeooo:rsid="001485ee" officeooo:paragraph-rsid="001485ee"/>
    </style:style>
    <style:style style:name="P21" style:family="paragraph" style:parent-style-name="Standard">
      <style:text-properties officeooo:rsid="002076ca" officeooo:paragraph-rsid="002076ca"/>
    </style:style>
    <style:style style:name="P22" style:family="paragraph" style:parent-style-name="Standard">
      <style:text-properties officeooo:rsid="00017469" officeooo:paragraph-rsid="0003541d"/>
    </style:style>
    <style:style style:name="P23" style:family="paragraph" style:parent-style-name="Standard">
      <style:text-properties officeooo:rsid="00220a13" officeooo:paragraph-rsid="00220a13"/>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 pitch : un FTL marin Steampunk <text:span text:style-name="T5">(l’occasion de réscuciter ma musique Rebecca)</text:span></text:p>
      <text:p text:style-name="P1"/>
      <text:p text:style-name="P1"/>
      <text:p text:style-name="P1">1) Questions</text:p>
      <text:p text:style-name="P1"/>
      <text:p text:style-name="P7">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6">Déplacements en tour par tour sur un damier</text:p>
      <text:p text:style-name="P1"/>
      <text:p text:style-name="P1"/>
      <text:p text:style-name="P11">4) Marine Royale</text:p>
      <text:p text:style-name="P10">On est poursuivis par la Marine Royale (comme dans FTL) : la distance avec eux varie (en nombre de jours d’avance) selon :</text:p>
      <text:p text:style-name="P10">- le temps passé sur les événements (chaque action a un coût en nombre de jours)</text:p>
      <text:p text:style-name="P10">-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5">Représentation et déplacement : il se déplace sur des cases orthogonales, sans mouvement diagonal.</text:p>
      <text:p text:style-name="P15">On peut cliquer sur une salle comme destination, mais pas sur une case précise. Le jeu réserve alors une case libre dans la Salle choisie et la lui assigne.</text:p>
      <text:p text:style-name="P15">Les membres d’équipage peuvent se croiser (se traverser) mais ne peuvent pas avoir la même case de destination (chaque case a un propriétaire unique).</text:p>
      <text:p text:style-name="P15"/>
      <text:p text:style-name="P15"/>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15">Type:</text:p>
      <text:p text:style-name="P15"/>
      <text:p text:style-name="P1"/>
      <text:p text:style-name="P1"><text:span text:style-name="T6">5</text:span>) Systèmes du vaisseau</text:p>
      <text:p text:style-name="P1"/>
      <text:p text:style-name="P4">- arme</text:p>
      <text:p text:style-name="P18">3 types de dégâts :</text:p>
      <text:p text:style-name="P18"><text:tab/>¤ damage : fait perdre des points de vie au navire touché</text:p>
      <text:p text:style-name="P18"><text:tab/>¤ hull : perce la coque (ne fait pas de dégâts mais provoque des inondations en faisant des trous)</text:p>
      <text:p text:style-name="P18"><text:tab/>¤ sharpnel : blesse uniquement les être humains</text:p>
      <text:p text:style-name="P18">2 types de cible :</text:p>
      <text:p text:style-name="P18"><text:tab/>¤ room : vise une salle, l’impact touchera une case au hasard au sein de la salle</text:p>
      <text:p text:style-name="P18"><text:tab/>¤ hull : vise une case de coque faisant face à l’arme</text:p>
      <text:p text:style-name="P18"/>
      <text:p text:style-name="P18">(les armes peuvent être inspirées d’animaux ; ex: missile-espadon, sharpnel-oursin…).</text:p>
      <text:p text:style-name="P4"/>
      <text:p text:style-name="P1">- gouvernail : <text:span text:style-name="T13">chances de dodge</text:span></text:p>
      <text:p text:style-name="P1">- <text:span text:style-name="T13">moteur/hélices : chances de dodge possibilité de fuire / empêcher de fuire.</text:span></text:p>
      <text:p text:style-name="P17">Quand le combat commence, une jauge monte. Quand elle est au max on a le droit de fuire instantanément. L’IA peut commmencer à faire monter sa jauge uniquement à partir du moment où elle est décide d’essayer de fuire.</text:p>
      <text:p text:style-name="P1"/>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6">[global]</text:p>
      <text:p text:style-name="P6">- blindage</text:p>
      <text:p text:style-name="P6"/>
      <text:p text:style-name="P5">[hors combat]</text:p>
      <text:p text:style-name="P3">- cuisines (lutte contre la faim)</text:p>
      <text:p text:style-name="P2">- dortoirs (nombre équipage)</text:p>
      <text:p text:style-name="P2">- <text:span text:style-name="T3">cannots : augmente le nombre de prisonniers sauvés des eaux quand on coule un navire + le nombre d’équipage qu’on peut débarquer en mission sur une île.</text:span></text:p>
      <text:p text:style-name="P23">Quand on bat un navire ennemi il y a 2 scénarios :</text:p>
      <text:p text:style-name="P23"><text:tab/>¤ on a tué suffisamment d’équipage : tout l’équipage survivant se rend et on peut choisir d’en faire des prisonniers, de les enrôler ou de les tuer.</text:p>
      <text:p text:style-name="P23"><text:tab/>¤ on coule ou détruit le navire : dans ce cas il y a seulement tous les survivants tombent en mer et on a un temps limité pour choisir lesquels sauvés (à concurrence des capacités de nos cannots).</text:p>
      <text:p text:style-name="P1"/>
      <text:p text:style-name="P1"><text:span text:style-name="T6">6</text:span>) Combat</text:p>
      <text:p text:style-name="P1"/>
      <text:p text:style-name="P16"><text:soft-page-break/>Temps réel à la FTL</text:p>
      <text:p text:style-name="P16">Les 2 bateaux sont séparés et les tirs téléportés sur le bateau adverse</text:p>
      <text:p text:style-name="P16">Distance de départ qui diminue au fur et à mesure, réduisant le temps que les tirs mettent à arriver sur l’ennemi et permettant l’abordage quand la distance devient proche (ainsi le combat finit toujours par un abordage si pas terminé)</text:p>
      <text:p text:style-name="P16"/>
      <text:p text:style-name="P16">Condition de fin de combat :</text:p>
      <text:p text:style-name="P16">&gt; pertes humaines &gt; 70%</text:p>
      <text:p text:style-name="P16">&gt; inondation &gt; 50% des salles</text:p>
      <text:p text:style-name="P16">&gt; destruction &gt; 80% des salles</text:p>
      <text:p text:style-name="P1"/>
      <text:p text:style-name="P1"/>
      <text:p text:style-name="P1"/>
      <text:p text:style-name="P8"><text:span text:style-name="T6">7</text:span>) Ressources</text:p>
      <text:p text:style-name="P8"/>
      <text:p text:style-name="P8">Or</text:p>
      <text:p text:style-name="P12">Nourriture (poissons issus de la pêche notamment)</text:p>
      <text:p text:style-name="P12">Pièces mécaniques</text:p>
      <text:p text:style-name="P12">Boulets de canon</text:p>
      <text:p text:style-name="P14">Fidélité de l’équipage</text:p>
      <text:p text:style-name="P14">Jours d’avance sur la Marine Royale</text:p>
      <text:p text:style-name="P8"/>
      <text:p text:style-name="P9">Equipage <text:span text:style-name="T4">(on peut marchander des hommes des équipages : acheter, vendre, louer des mercenaires).</text:span></text:p>
      <text:p text:style-name="P11">Il y a trois sortes d’équipage :</text:p>
      <text:p text:style-name="P11">- pirate : coûte de l’or et de la nourriture, très bon, très fidèle tant qu’il est payé</text:p>
      <text:p text:style-name="P11">- civil : coûte de la nourriture, moyennement fidèle, moyennement bon</text:p>
      <text:p text:style-name="P11">- esclave : coûte peu de nourriture, pas fidèle, <text:span text:style-name="T8">pas très bon, mais vient gonfler les rangs</text:span></text:p>
      <text:p text:style-name="P11">- mecha : coûte <text:span text:style-name="T8">des pièces mécaniques</text:span>, complètement fidèle, <text:span text:style-name="T8">presque aussi bon qu’un pirate</text:span></text:p>
      <text:p text:style-name="P1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9"/>
          </table:table-cell>
          <table:table-cell table:style-name="Tableau1.A1" office:value-type="string">
            <text:p text:style-name="P19">Coût en nourriture</text:p>
          </table:table-cell>
          <table:table-cell table:style-name="Tableau1.A1" office:value-type="string">
            <text:p text:style-name="P19">Coût en Or</text:p>
          </table:table-cell>
          <table:table-cell table:style-name="Tableau1.A1" office:value-type="string">
            <text:p text:style-name="P19">Coût en pièces mécaniques</text:p>
          </table:table-cell>
          <table:table-cell table:style-name="Tableau1.A1" office:value-type="string">
            <text:p text:style-name="P19">Efficacité</text:p>
          </table:table-cell>
          <table:table-cell table:style-name="Tableau1.A1" office:value-type="string">
            <text:p text:style-name="P19">Peut se revendre contre de l’Or</text:p>
          </table:table-cell>
          <table:table-cell table:style-name="Tableau1.G1" office:value-type="string">
            <text:p text:style-name="P20">Module requis</text:p>
          </table:table-cell>
        </table:table-row>
        <table:table-row>
          <table:table-cell table:style-name="Tableau1.A2" office:value-type="string">
            <text:p text:style-name="P19">Pirate</text:p>
          </table:table-cell>
          <table:table-cell table:style-name="Tableau1.A2" office:value-type="string">
            <text:p text:style-name="P19">2</text:p>
          </table:table-cell>
          <table:table-cell table:style-name="Tableau1.A2" office:value-type="string">
            <text:p text:style-name="P19">1</text:p>
          </table:table-cell>
          <table:table-cell table:style-name="Tableau1.A2" office:value-type="string">
            <text:p text:style-name="P19">0</text:p>
          </table:table-cell>
          <table:table-cell table:style-name="Tableau1.A2" office:value-type="string">
            <text:p text:style-name="P19">20%</text:p>
          </table:table-cell>
          <table:table-cell table:style-name="Tableau1.A2" office:value-type="string">
            <text:p text:style-name="P19">non</text:p>
          </table:table-cell>
          <table:table-cell table:style-name="Tableau1.G2" office:value-type="string">
            <text:p text:style-name="P20">Crew quarter</text:p>
          </table:table-cell>
        </table:table-row>
        <table:table-row>
          <table:table-cell table:style-name="Tableau1.A2" office:value-type="string">
            <text:p text:style-name="P19">Civil</text:p>
          </table:table-cell>
          <table:table-cell table:style-name="Tableau1.A2" office:value-type="string">
            <text:p text:style-name="P19">2</text:p>
          </table:table-cell>
          <table:table-cell table:style-name="Tableau1.A2" office:value-type="string">
            <text:p text:style-name="P19">0</text:p>
          </table:table-cell>
          <table:table-cell table:style-name="Tableau1.A2" office:value-type="string">
            <text:p text:style-name="P19">0</text:p>
          </table:table-cell>
          <table:table-cell table:style-name="Tableau1.A2" office:value-type="string">
            <text:p text:style-name="P19">10%</text:p>
          </table:table-cell>
          <table:table-cell table:style-name="Tableau1.A2" office:value-type="string">
            <text:p text:style-name="P19">non</text:p>
          </table:table-cell>
          <table:table-cell table:style-name="Tableau1.G2" office:value-type="string">
            <text:p text:style-name="P20">Crew quarter</text:p>
          </table:table-cell>
        </table:table-row>
        <table:table-row>
          <table:table-cell table:style-name="Tableau1.A2" office:value-type="string">
            <text:p text:style-name="P19">Esclave</text:p>
          </table:table-cell>
          <table:table-cell table:style-name="Tableau1.A2" office:value-type="string">
            <text:p text:style-name="P19">1</text:p>
          </table:table-cell>
          <table:table-cell table:style-name="Tableau1.A2" office:value-type="string">
            <text:p text:style-name="P19">0</text:p>
          </table:table-cell>
          <table:table-cell table:style-name="Tableau1.A2" office:value-type="string">
            <text:p text:style-name="P19">0</text:p>
          </table:table-cell>
          <table:table-cell table:style-name="Tableau1.A2" office:value-type="string">
            <text:p text:style-name="P19">5%</text:p>
          </table:table-cell>
          <table:table-cell table:style-name="Tableau1.A2" office:value-type="string">
            <text:p text:style-name="P19">oui</text:p>
          </table:table-cell>
          <table:table-cell table:style-name="Tableau1.G2" office:value-type="string">
            <text:p text:style-name="P20">Crew quarter</text:p>
          </table:table-cell>
        </table:table-row>
        <table:table-row>
          <table:table-cell table:style-name="Tableau1.A2" office:value-type="string">
            <text:p text:style-name="P19">Mecha</text:p>
          </table:table-cell>
          <table:table-cell table:style-name="Tableau1.A2" office:value-type="string">
            <text:p text:style-name="P19">0</text:p>
          </table:table-cell>
          <table:table-cell table:style-name="Tableau1.A2" office:value-type="string">
            <text:p text:style-name="P19">0</text:p>
          </table:table-cell>
          <table:table-cell table:style-name="Tableau1.A2" office:value-type="string">
            <text:p text:style-name="P19">1</text:p>
          </table:table-cell>
          <table:table-cell table:style-name="Tableau1.A2" office:value-type="string">
            <text:p text:style-name="P19">15%</text:p>
          </table:table-cell>
          <table:table-cell table:style-name="Tableau1.A2" office:value-type="string">
            <text:p text:style-name="P19">oui</text:p>
          </table:table-cell>
          <table:table-cell table:style-name="Tableau1.G2" office:value-type="string">
            <text:p text:style-name="P20">Hangar à mecha</text:p>
          </table:table-cell>
        </table:table-row>
      </table:table>
      <text:p text:style-name="P11"/>
      <text:p text:style-name="P12">On en déduit les valeurs marchandes des ressources :</text:p>
      <text:p text:style-name="P12"/>
      <text:p text:style-name="P12">Nourriture = 1</text:p>
      <text:p text:style-name="P12">Or = 2</text:p>
      <text:p text:style-name="P12">Pièces mécaniques = 3</text:p>
      <text:p text:style-name="P12"/>
      <text:p text:style-name="P11">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4">La fidélité augment (ou diminue) aussi l’efficacité de l’équipage (+/- X%).</text:p>
      <text:p text:style-name="P11"><text:soft-page-break/>Les mercenaires sont très fidèles tant qu’il ya de l’Or, et très infidèles s’il n’y a plus d’Or pour les payer.</text:p>
      <text:p text:style-name="P11">Taux de fidélité trop bas = risque de mutinerie = chance de GAME OVER / chance aussi de retourner la situation et de faire exécuter ou non <text:span text:style-name="T7">les mutins.</text:span></text:p>
      <text:p text:style-name="P11"/>
      <text:p text:style-name="P10">Reliques (cargaison) – donne un bonus passif</text:p>
      <text:p text:style-name="P9"/>
      <text:p text:style-name="P10">7) Topologie des lieux</text:p>
      <text:p text:style-name="P10"/>
      <text:p text:style-name="P10">- Navire de la Marine Royale</text:p>
      <text:p text:style-name="P10">- Navire pirate</text:p>
      <text:p text:style-name="P10">- Navire civil</text:p>
      <text:p text:style-name="P10">- Navire marchand (boutique)</text:p>
      <text:p text:style-name="P10">- Port civil fortifié</text:p>
      <text:p text:style-name="P10">- Port marchand (boutique)</text:p>
      <text:p text:style-name="P10">- Monstre marin (combat ? Ou bien perte sèche avec gain d’XP)</text:p>
      <text:p text:style-name="P10">- Île déserte →<text:span text:style-name="T8"> Or</text:span>, malédiction, ennemis qui font gagner de l’XP en combat et du loot</text:p>
      <text:p text:style-name="P10">- Tempête (gameplay exotique de navigation ? Ou bien perte sèche avec gain d’XP)</text:p>
      <text:p text:style-name="P10">- Survivants à sauver ou <text:span text:style-name="T6">exécuter (sur la planche) ou enrôler (faible fidélité)</text:span></text:p>
      <text:p text:style-name="P10">- Homme tombé à l’eau (sauver avec un cannot ? = perte de temps)</text:p>
      <text:p text:style-name="P10">- <text:span text:style-name="T8">Lieu de pêche (baleine, bancs de poissons) → nourriture</text:span></text:p>
      <text:p text:style-name="P10">- <text:span text:style-name="T8">Epave à démembrer → pièces mécaniques (et parfois de l’or)</text:span></text:p>
      <text:p text:style-name="P10"/>
      <text:p text:style-name="P13">Les choix multiples s’effectuent via des tuiles :</text:p>
      <text:p text:style-name="P13">- non survolée = grisée et image figée</text:p>
      <text:p text:style-name="P13">- survolée = couleur et une vidéo de l’événement se joue, ce qui permet de visionner l’événement potentiel (ex: saut d’une planche pour nourrir les requin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26T01:46:12.440000000</dc:date>
    <meta:editing-duration>PT42M49S</meta:editing-duration>
    <meta:editing-cycles>26</meta:editing-cycles>
    <meta:document-statistic meta:table-count="1" meta:image-count="0" meta:object-count="0" meta:page-count="4" meta:paragraph-count="140" meta:word-count="1135" meta:character-count="6290" meta:non-whitespace-character-count="5287"/>
  </office:meta>
</office:document-meta>
</file>